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66" calcext:value-type="float">
            <text:p>79.4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10128" calcext:value-type="float">
            <text:p>79.5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8208" calcext:value-type="float">
            <text:p>79.3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8376" calcext:value-type="float">
            <text:p>79.2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0608" calcext:value-type="float">
            <text:p>79.5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6496" calcext:value-type="float">
            <text:p>79.4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3824" calcext:value-type="float">
            <text:p>79.3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44" calcext:value-type="float">
            <text:p>79.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3448" calcext:value-type="float">
            <text:p>79.4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1736" calcext:value-type="float">
            <text:p>79.4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6872" calcext:value-type="float">
            <text:p>79.3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2488" calcext:value-type="float">
            <text:p>79.3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468" calcext:value-type="float">
            <text:p>79.3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9648" calcext:value-type="float">
            <text:p>79.4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3656" calcext:value-type="float">
            <text:p>79.5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5848" calcext:value-type="float">
            <text:p>79.5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0024" calcext:value-type="float">
            <text:p>79.4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4304" calcext:value-type="float">
            <text:p>79.3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6704" calcext:value-type="float">
            <text:p>79.5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6664" calcext:value-type="float">
            <text:p>79.2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7144" calcext:value-type="float">
            <text:p>79.2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084" calcext:value-type="float">
            <text:p>79.1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5768" calcext:value-type="float">
            <text:p>78.9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7712" calcext:value-type="float">
            <text:p>78.4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2576" calcext:value-type="float">
            <text:p>78.5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4288" calcext:value-type="float">
            <text:p>78.5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7232" calcext:value-type="float">
            <text:p>78.4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2952" calcext:value-type="float">
            <text:p>78.4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6" calcext:value-type="float">
            <text:p>78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3912" calcext:value-type="float">
            <text:p>78.5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9424" calcext:value-type="float">
            <text:p>78.4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124" calcext:value-type="float">
            <text:p>78.5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4392" calcext:value-type="float">
            <text:p>78.5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2472" calcext:value-type="float">
            <text:p>78.4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0112" calcext:value-type="float">
            <text:p>78.6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172" calcext:value-type="float">
            <text:p>78.5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1072" calcext:value-type="float">
            <text:p>78.6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6312" calcext:value-type="float">
            <text:p>78.6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9464" calcext:value-type="float">
            <text:p>78.7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1344" calcext:value-type="float">
            <text:p>78.5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2032" calcext:value-type="float">
            <text:p>78.7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5936" calcext:value-type="float">
            <text:p>78.7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2928" calcext:value-type="float">
            <text:p>79.0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5496" calcext:value-type="float">
            <text:p>79.0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3784" calcext:value-type="float">
            <text:p>79.0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8544" calcext:value-type="float">
            <text:p>79.0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2344" calcext:value-type="float">
            <text:p>78.9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036" calcext:value-type="float">
            <text:p>79.0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9776" calcext:value-type="float">
            <text:p>78.9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4536" calcext:value-type="float">
            <text:p>78.9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0088" calcext:value-type="float">
            <text:p>79.1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7792" calcext:value-type="float">
            <text:p>79.1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5224" calcext:value-type="float">
            <text:p>79.1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704" calcext:value-type="float">
            <text:p>79.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7312" calcext:value-type="float">
            <text:p>79.0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5432" calcext:value-type="float">
            <text:p>79.2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6456" calcext:value-type="float">
            <text:p>79.0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9712" calcext:value-type="float">
            <text:p>79.2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848" calcext:value-type="float">
            <text:p>79.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5976" calcext:value-type="float">
            <text:p>79.0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3344" calcext:value-type="float">
            <text:p>79.3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72384" calcext:value-type="float">
            <text:p>79.2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3512" calcext:value-type="float">
            <text:p>79.1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3032" calcext:value-type="float">
            <text:p>79.1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132" calcext:value-type="float">
            <text:p>79.1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1488" calcext:value-type="float">
            <text:p>78.9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32176" calcext:value-type="float">
            <text:p>79.1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0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5912" calcext:value-type="float">
            <text:p>79.3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7984" calcext:value-type="float">
            <text:p>78.3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2056" calcext:value-type="float">
            <text:p>78.1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74" calcext:value-type="float">
            <text:p>78.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788" calcext:value-type="float">
            <text:p>78.2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2536" calcext:value-type="float">
            <text:p>78.2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312" calcext:value-type="float">
            <text:p>78.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9216" calcext:value-type="float">
            <text:p>78.3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216" calcext:value-type="float">
            <text:p>78.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7024" calcext:value-type="float">
            <text:p>78.2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7264" calcext:value-type="float">
            <text:p>78.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8672" calcext:value-type="float">
            <text:p>78.5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00072" calcext:value-type="float">
            <text:p>78.3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4456" calcext:value-type="float">
            <text:p>78.3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932" calcext:value-type="float">
            <text:p>78.3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9968" calcext:value-type="float">
            <text:p>78.2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4832" calcext:value-type="float">
            <text:p>78.2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3704" calcext:value-type="float">
            <text:p>78.4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2264" calcext:value-type="float">
            <text:p>78.3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3496" calcext:value-type="float">
            <text:p>78.2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1512" calcext:value-type="float">
            <text:p>78.3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6272" calcext:value-type="float">
            <text:p>78.3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31136" calcext:value-type="float">
            <text:p>78.4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0008" calcext:value-type="float">
            <text:p>78.5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8296" calcext:value-type="float">
            <text:p>78.5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508" calcext:value-type="float">
            <text:p>78.7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9112" calcext:value-type="float">
            <text:p>78.2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7128" calcext:value-type="float">
            <text:p>78.3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696" calcext:value-type="float">
            <text:p>78.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6376" calcext:value-type="float">
            <text:p>78.4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2368" calcext:value-type="float">
            <text:p>78.3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9904" calcext:value-type="float">
            <text:p>78.4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2408" calcext:value-type="float">
            <text:p>78.7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4872" calcext:value-type="float">
            <text:p>78.6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8776" calcext:value-type="float">
            <text:p>78.5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4768" calcext:value-type="float">
            <text:p>78.5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1448" calcext:value-type="float">
            <text:p>78.6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5144" calcext:value-type="float">
            <text:p>78.4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6856" calcext:value-type="float">
            <text:p>78.4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888" calcext:value-type="float">
            <text:p>78.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6584" calcext:value-type="float">
            <text:p>78.5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5728" calcext:value-type="float">
            <text:p>78.5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3744" calcext:value-type="float">
            <text:p>78.7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412" calcext:value-type="float">
            <text:p>78.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8024" calcext:value-type="float">
            <text:p>78.6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0696" calcext:value-type="float">
            <text:p>78.7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5896" calcext:value-type="float">
            <text:p>78.4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4936" calcext:value-type="float">
            <text:p>78.3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1552" calcext:value-type="float">
            <text:p>78.7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9632" calcext:value-type="float">
            <text:p>78.5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8984" calcext:value-type="float">
            <text:p>78.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4976" calcext:value-type="float">
            <text:p>78.6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9296" calcext:value-type="float">
            <text:p>78.9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9736" calcext:value-type="float">
            <text:p>78.6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6144" calcext:value-type="float">
            <text:p>78.8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9944" calcext:value-type="float">
            <text:p>78.7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6248" calcext:value-type="float">
            <text:p>78.9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748" calcext:value-type="float">
            <text:p>78.8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7" calcext:value-type="float">
            <text:p>78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0904" calcext:value-type="float">
            <text:p>78.8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9672" calcext:value-type="float">
            <text:p>78.9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6624" calcext:value-type="float">
            <text:p>78.9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5872" calcext:value-type="float">
            <text:p>78.9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4912" calcext:value-type="float">
            <text:p>78.9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796" calcext:value-type="float">
            <text:p>78.9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4056" calcext:value-type="float">
            <text:p>78.9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3472" calcext:value-type="float">
            <text:p>78.8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0048" calcext:value-type="float">
            <text:p>78.8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2616" calcext:value-type="float">
            <text:p>78.8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2992" calcext:value-type="float">
            <text:p>78.8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8232" calcext:value-type="float">
            <text:p>78.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4808" calcext:value-type="float">
            <text:p>78.8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604" calcext:value-type="float">
            <text:p>78.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0424" calcext:value-type="float">
            <text:p>78.8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7752" calcext:value-type="float">
            <text:p>78.7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5184" calcext:value-type="float">
            <text:p>78.8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1656" calcext:value-type="float">
            <text:p>78.7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6792" calcext:value-type="float">
            <text:p>78.7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71928" calcext:value-type="float">
            <text:p>78.6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2784" calcext:value-type="float">
            <text:p>78.6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2304" calcext:value-type="float">
            <text:p>78.6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5352" calcext:value-type="float">
            <text:p>78.6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9256" calcext:value-type="float">
            <text:p>78.6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1032" calcext:value-type="float">
            <text:p>78.3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2744" calcext:value-type="float">
            <text:p>78.3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0928" calcext:value-type="float">
            <text:p>78.2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5584" calcext:value-type="float">
            <text:p>78.2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1576" calcext:value-type="float">
            <text:p>78.1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0136" calcext:value-type="float">
            <text:p>78.0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3456" calcext:value-type="float">
            <text:p>77.9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6736" calcext:value-type="float">
            <text:p>77.5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3104" calcext:value-type="float">
            <text:p>77.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6696" calcext:value-type="float">
            <text:p>77.1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1936" calcext:value-type="float">
            <text:p>77.2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88136" calcext:value-type="float">
            <text:p>77.2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8408" calcext:value-type="float">
            <text:p>77.1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2688" calcext:value-type="float">
            <text:p>77.1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7448" calcext:value-type="float">
            <text:p>77.1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7552" calcext:value-type="float">
            <text:p>77.1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3648" calcext:value-type="float">
            <text:p>77.1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9264" calcext:value-type="float">
            <text:p>77.1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8304" calcext:value-type="float">
            <text:p>77.1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9136" calcext:value-type="float">
            <text:p>77.6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06" calcext:value-type="float">
            <text:p>77.1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6424" calcext:value-type="float">
            <text:p>77.3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3" calcext:value-type="float">
            <text:p>77.3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824" calcext:value-type="float">
            <text:p>77.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5296" calcext:value-type="float">
            <text:p>77.4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108" calcext:value-type="float">
            <text:p>77.2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0328" calcext:value-type="float">
            <text:p>77.3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9368" calcext:value-type="float">
            <text:p>77.2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8888" calcext:value-type="float">
            <text:p>77.2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9056" calcext:value-type="float">
            <text:p>77.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9408" calcext:value-type="float">
            <text:p>77.5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4504" calcext:value-type="float">
            <text:p>77.1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1496" calcext:value-type="float">
            <text:p>77.5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9952" calcext:value-type="float">
            <text:p>77.3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1016" calcext:value-type="float">
            <text:p>77.4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8616" calcext:value-type="float">
            <text:p>77.3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4336" calcext:value-type="float">
            <text:p>77.3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492" calcext:value-type="float">
            <text:p>77.4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4168" calcext:value-type="float">
            <text:p>77.5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0264" calcext:value-type="float">
            <text:p>77.5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7904" calcext:value-type="float">
            <text:p>77.7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4376" calcext:value-type="float">
            <text:p>77.6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8448" calcext:value-type="float">
            <text:p>77.4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4752" calcext:value-type="float">
            <text:p>77.6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1872" calcext:value-type="float">
            <text:p>77.4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3584" calcext:value-type="float">
            <text:p>77.4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2288" calcext:value-type="float">
            <text:p>77.7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4104" calcext:value-type="float">
            <text:p>77.7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9344" calcext:value-type="float">
            <text:p>77.8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0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9888" calcext:value-type="float">
            <text:p>77.5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4208" calcext:value-type="float">
            <text:p>77.8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4688" calcext:value-type="float">
            <text:p>77.8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3352" calcext:value-type="float">
            <text:p>77.8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8968" calcext:value-type="float">
            <text:p>77.8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4312" calcext:value-type="float">
            <text:p>77.9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7152" calcext:value-type="float">
            <text:p>77.7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496" calcext:value-type="float">
            <text:p>77.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9992" calcext:value-type="float">
            <text:p>77.6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0576" calcext:value-type="float">
            <text:p>77.7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9032" calcext:value-type="float">
            <text:p>77.5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6944" calcext:value-type="float">
            <text:p>77.6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5608" calcext:value-type="float">
            <text:p>77.6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0368" calcext:value-type="float">
            <text:p>77.6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9304" calcext:value-type="float">
            <text:p>77.4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0744" calcext:value-type="float">
            <text:p>77.5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2832" calcext:value-type="float">
            <text:p>77.5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8344" calcext:value-type="float">
            <text:p>77.4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3208" calcext:value-type="float">
            <text:p>77.4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6152" calcext:value-type="float">
            <text:p>77.4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67384" calcext:value-type="float">
            <text:p>77.3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396" calcext:value-type="float">
            <text:p>77.4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4816" calcext:value-type="float">
            <text:p>77.3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5776" calcext:value-type="float">
            <text:p>77.4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0912" calcext:value-type="float">
            <text:p>77.4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444" calcext:value-type="float">
            <text:p>77.4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2144" calcext:value-type="float">
            <text:p>77.3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7656" calcext:value-type="float">
            <text:p>77.2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4128" calcext:value-type="float">
            <text:p>77.2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4608" calcext:value-type="float">
            <text:p>77.2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168" calcext:value-type="float">
            <text:p>77.1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5632" calcext:value-type="float">
            <text:p>77.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22376" calcext:value-type="float">
            <text:p>76.9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7408" calcext:value-type="float">
            <text:p>76.7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3776" calcext:value-type="float">
            <text:p>76.6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0248" calcext:value-type="float">
            <text:p>76.6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528" calcext:value-type="float">
            <text:p>76.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9936" calcext:value-type="float">
            <text:p>76.4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004" calcext:value-type="float">
            <text:p>76.5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0792" calcext:value-type="float">
            <text:p>76.4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2984" calcext:value-type="float">
            <text:p>76.4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3296" calcext:value-type="float">
            <text:p>76.6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" calcext:value-type="float">
            <text:p>76.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86" calcext:value-type="float">
            <text:p>76.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196" calcext:value-type="float">
            <text:p>76.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904" calcext:value-type="float">
            <text:p>76.5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6136" calcext:value-type="float">
            <text:p>76.5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8808" calcext:value-type="float">
            <text:p>76.5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0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9288" calcext:value-type="float">
            <text:p>76.5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336" calcext:value-type="float">
            <text:p>76.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5656" calcext:value-type="float">
            <text:p>76.4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1376" calcext:value-type="float">
            <text:p>76.5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7096" calcext:value-type="float">
            <text:p>76.5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66344" calcext:value-type="float">
            <text:p>76.6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8744" calcext:value-type="float">
            <text:p>76.8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984" calcext:value-type="float">
            <text:p>76.8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912" calcext:value-type="float">
            <text:p>76.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8432" calcext:value-type="float">
            <text:p>76.6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0352" calcext:value-type="float">
            <text:p>76.7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244" calcext:value-type="float">
            <text:p>76.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148" calcext:value-type="float">
            <text:p>76.6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6072" calcext:value-type="float">
            <text:p>76.7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436" calcext:value-type="float">
            <text:p>76.7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872" calcext:value-type="float">
            <text:p>76.6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4736" calcext:value-type="float">
            <text:p>76.7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5696" calcext:value-type="float">
            <text:p>76.8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6656" calcext:value-type="float">
            <text:p>76.8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3232" calcext:value-type="float">
            <text:p>76.9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1144" calcext:value-type="float">
            <text:p>76.9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2168" calcext:value-type="float">
            <text:p>76.7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8848" calcext:value-type="float">
            <text:p>76.8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5528" calcext:value-type="float">
            <text:p>76.9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9704" calcext:value-type="float">
            <text:p>76.8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44296" calcext:value-type="float">
            <text:p>77.0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4776" calcext:value-type="float">
            <text:p>77.0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5904" calcext:value-type="float">
            <text:p>76.9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8096" calcext:value-type="float">
            <text:p>76.9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4672" calcext:value-type="float">
            <text:p>77.0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0976" calcext:value-type="float">
            <text:p>77.1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6592" calcext:value-type="float">
            <text:p>77.1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7072" calcext:value-type="float">
            <text:p>77.1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184" calcext:value-type="float">
            <text:p>76.9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6008" calcext:value-type="float">
            <text:p>77.0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4024" calcext:value-type="float">
            <text:p>77.1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488" calcext:value-type="float">
            <text:p>77.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0392" calcext:value-type="float">
            <text:p>77.0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0016" calcext:value-type="float">
            <text:p>77.0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6528" calcext:value-type="float">
            <text:p>77.3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2416" calcext:value-type="float">
            <text:p>77.2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27176" calcext:value-type="float">
            <text:p>77.2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868" calcext:value-type="float">
            <text:p>77.0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6488" calcext:value-type="float">
            <text:p>77.0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8912" calcext:value-type="float">
            <text:p>76.6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864" calcext:value-type="float">
            <text:p>76.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6532" calcext:value-type="float">
            <text:p>76.6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4632" calcext:value-type="float">
            <text:p>76.6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1104" calcext:value-type="float">
            <text:p>76.6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3276" calcext:value-type="float">
            <text:p>76.5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1668" calcext:value-type="float">
            <text:p>76.5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3108" calcext:value-type="float">
            <text:p>76.6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18204" calcext:value-type="float">
            <text:p>76.59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7240516129" calcext:value-type="float">
            <text:p>76.6372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7464" calcext:value-type="float">
            <text:p>76.7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47821935484" calcext:value-type="float">
            <text:p>76.8047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59424" calcext:value-type="float">
            <text:p>76.8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34089032258" calcext:value-type="float">
            <text:p>76.5834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0730322581" calcext:value-type="float">
            <text:p>76.4770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6032" calcext:value-type="float">
            <text:p>76.35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75821935484" calcext:value-type="float">
            <text:p>76.3475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18" calcext:value-type="float">
            <text:p>76.3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30823225806" calcext:value-type="float">
            <text:p>76.4530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42733793104" calcext:value-type="float">
            <text:p>76.574273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9143225807" calcext:value-type="float">
            <text:p>76.6329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41344516129" calcext:value-type="float">
            <text:p>76.784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67424" calcext:value-type="float">
            <text:p>76.85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6732903226" calcext:value-type="float">
            <text:p>76.9166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0692" calcext:value-type="float">
            <text:p>76.91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6583225807" calcext:value-type="float">
            <text:p>76.87065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23762580645" calcext:value-type="float">
            <text:p>76.7523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8244" calcext:value-type="float">
            <text:p>76.6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3029677419" calcext:value-type="float">
            <text:p>76.6453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8348" calcext:value-type="float">
            <text:p>76.6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2067096774" calcext:value-type="float">
            <text:p>76.8092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72597142857" calcext:value-type="float">
            <text:p>76.91725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082116129032" calcext:value-type="float">
            <text:p>77.008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5610322581" calcext:value-type="float">
            <text:p>76.9525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01152" calcext:value-type="float">
            <text:p>77.02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76735483871" calcext:value-type="float">
            <text:p>77.127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0948" calcext:value-type="float">
            <text:p>77.1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41744516129" calcext:value-type="float">
            <text:p>77.1041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2330322581" calcext:value-type="float">
            <text:p>76.6142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49048" calcext:value-type="float">
            <text:p>76.17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96069677419" calcext:value-type="float">
            <text:p>76.0296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16208" calcext:value-type="float">
            <text:p>76.06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00753548387" calcext:value-type="float">
            <text:p>76.0900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944285714" calcext:value-type="float">
            <text:p>76.215294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50895483871" calcext:value-type="float">
            <text:p>76.265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41992" calcext:value-type="float">
            <text:p>75.91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26765714286" calcext:value-type="float">
            <text:p>75.95267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58435862069" calcext:value-type="float">
            <text:p>76.0258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32008571429" calcext:value-type="float">
            <text:p>75.79320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37328" calcext:value-type="float">
            <text:p>75.43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37408" calcext:value-type="float">
            <text:p>75.24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98407272727" calcext:value-type="float">
            <text:p>75.47984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88008" calcext:value-type="float">
            <text:p>75.08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63823448276" calcext:value-type="float">
            <text:p>75.18638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1028" calcext:value-type="float">
            <text:p>75.28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36151111111" calcext:value-type="float">
            <text:p>75.29361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8648" calcext:value-type="float">
            <text:p>75.34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15223225806" calcext:value-type="float">
            <text:p>75.4015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75048" calcext:value-type="float">
            <text:p>75.3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35060645161" calcext:value-type="float">
            <text:p>75.4435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20944" calcext:value-type="float">
            <text:p>75.48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10420645161" calcext:value-type="float">
            <text:p>75.5410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99894193548" calcext:value-type="float">
            <text:p>75.54998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21608" calcext:value-type="float">
            <text:p>75.30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11984" calcext:value-type="float">
            <text:p>75.17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83184516129" calcext:value-type="float">
            <text:p>75.2083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02397241379" calcext:value-type="float">
            <text:p>75.28023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31881290323" calcext:value-type="float">
            <text:p>75.3331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31414193548" calcext:value-type="float">
            <text:p>75.6231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53552" calcext:value-type="float">
            <text:p>75.76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44482580645" calcext:value-type="float">
            <text:p>75.8044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23656" calcext:value-type="float">
            <text:p>75.77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57150967742" calcext:value-type="float">
            <text:p>75.6657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0316" calcext:value-type="float">
            <text:p>75.68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39328" calcext:value-type="float">
            <text:p>75.76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52694193548" calcext:value-type="float">
            <text:p>75.8852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996" calcext:value-type="float">
            <text:p>75.91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7935483871" calcext:value-type="float">
            <text:p>76.02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47797142857" calcext:value-type="float">
            <text:p>76.12477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53007741935" calcext:value-type="float">
            <text:p>76.18530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028276129032" calcext:value-type="float">
            <text:p>76.60282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46" calcext:value-type="float">
            <text:p>76.70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2923870968" calcext:value-type="float">
            <text:p>76.7572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0824" calcext:value-type="float">
            <text:p>76.9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07218064516" calcext:value-type="float">
            <text:p>76.9607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46003870968" calcext:value-type="float">
            <text:p>76.5546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39136" calcext:value-type="float">
            <text:p>76.47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72175483871" calcext:value-type="float">
            <text:p>76.5272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14064" calcext:value-type="float">
            <text:p>76.58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75122580645" calcext:value-type="float">
            <text:p>76.697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7745714286" calcext:value-type="float">
            <text:p>76.7367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31482580645" calcext:value-type="float">
            <text:p>76.8331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95770322581" calcext:value-type="float">
            <text:p>76.6995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72328" calcext:value-type="float">
            <text:p>76.7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81772903226" calcext:value-type="float">
            <text:p>76.7581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66388" calcext:value-type="float">
            <text:p>76.58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24872258065" calcext:value-type="float">
            <text:p>76.0424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5995483871" calcext:value-type="float">
            <text:p>75.7459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19848" calcext:value-type="float">
            <text:p>75.67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0730322581" calcext:value-type="float">
            <text:p>75.71507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87536" calcext:value-type="float">
            <text:p>75.82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82769032258" calcext:value-type="float">
            <text:p>75.9082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48982857143" calcext:value-type="float">
            <text:p>75.98489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17757419355" calcext:value-type="float">
            <text:p>76.1017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43731612903" calcext:value-type="float">
            <text:p>75.7443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17584" calcext:value-type="float">
            <text:p>75.84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8184516129" calcext:value-type="float">
            <text:p>75.808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156472" calcext:value-type="float">
            <text:p>75.81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33467096774" calcext:value-type="float">
            <text:p>75.6433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66123870968" calcext:value-type="float">
            <text:p>75.1266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60584" calcext:value-type="float">
            <text:p>74.68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196670967742" calcext:value-type="float">
            <text:p>74.519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88376" calcext:value-type="float">
            <text:p>74.46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49881290323" calcext:value-type="float">
            <text:p>74.4949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366328275862" calcext:value-type="float">
            <text:p>74.53663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6792516129" calcext:value-type="float">
            <text:p>74.5767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19344" calcext:value-type="float">
            <text:p>74.20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55417931035" calcext:value-type="float">
            <text:p>74.21554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49667692308" calcext:value-type="float">
            <text:p>74.204966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195823448276" calcext:value-type="float">
            <text:p>74.11958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60144" calcext:value-type="float">
            <text:p>73.82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3518" calcext:value-type="float">
            <text:p>73.613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97114482759" calcext:value-type="float">
            <text:p>73.54971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79334193548" calcext:value-type="float">
            <text:p>73.57793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18848" calcext:value-type="float">
            <text:p>73.60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26758709677" calcext:value-type="float">
            <text:p>73.69267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6751428571" calcext:value-type="float">
            <text:p>73.7096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26988387097" calcext:value-type="float">
            <text:p>73.802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0534193548" calcext:value-type="float">
            <text:p>73.7760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67816" calcext:value-type="float">
            <text:p>73.76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5988387097" calcext:value-type="float">
            <text:p>73.7645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89152" calcext:value-type="float">
            <text:p>73.76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25659354839" calcext:value-type="float">
            <text:p>73.7225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89252903226" calcext:value-type="float">
            <text:p>73.5989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5448" calcext:value-type="float">
            <text:p>73.54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6789677419" calcext:value-type="float">
            <text:p>73.5576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164" calcext:value-type="float">
            <text:p>73.57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66552258064" calcext:value-type="float">
            <text:p>73.57665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10208571429" calcext:value-type="float">
            <text:p>73.59102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84190967742" calcext:value-type="float">
            <text:p>73.678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8336" calcext:value-type="float">
            <text:p>73.8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358352" calcext:value-type="float">
            <text:p>73.873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66012307692" calcext:value-type="float">
            <text:p>73.976601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59443076923" calcext:value-type="float">
            <text:p>73.995944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6777777778" calcext:value-type="float">
            <text:p>73.9746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6192" calcext:value-type="float">
            <text:p>73.92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13269230769" calcext:value-type="float">
            <text:p>73.92132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95884444444" calcext:value-type="float">
            <text:p>73.979588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76345" calcext:value-type="float">
            <text:p>74.0376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5148" calcext:value-type="float">
            <text:p>73.95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7241" calcext:value-type="float">
            <text:p>73.93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432091343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78" meta:object-count="0"/>
    <meta:user-defined meta:name="AppVersion">3.0</meta:user-defined>
  </office:meta>
</office:document-meta>
</file>